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3.647cm" svg:y="0.551cm">
            <draw:object draw:notify-on-update-of-ranges="Sheet1.D2:Sheet1.D12 Sheet1.F2:Sheet1.F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 (mA)</text:p>
          </table:table-cell>
          <table:table-cell office:value-type="string" calcext:value-type="string">
            <text:p>ring changes</text:p>
          </table:table-cell>
          <table:table-cell office:value-type="string" calcext:value-type="string">
            <text:p>I (A)</text:p>
          </table:table-cell>
          <table:table-cell office:value-type="string" calcext:value-type="string">
            <text:p>H (A/m)</text:p>
          </table:table-cell>
          <table:table-cell office:value-type="string" calcext:value-type="string">
            <text:p>deltal (m)</text:p>
          </table:table-cell>
          <table:table-cell office:value-type="string" calcext:value-type="string">
            <text:p>deltal/ 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A2]*10^(-3)" office:value-type="float" office:value="0.05" calcext:value-type="float">
            <text:p>0.05</text:p>
          </table:table-cell>
          <table:table-cell table:formula="of:=[.C2]*1200/0.15" office:value-type="float" office:value="400" calcext:value-type="float">
            <text:p>400</text:p>
          </table:table-cell>
          <table:table-cell table:formula="of:=[.B2]*632.8*10^(-9)/2" office:value-type="float" office:value="0.0000003164" calcext:value-type="float">
            <text:p>3.164E-07</text:p>
          </table:table-cell>
          <table:table-cell table:formula="of:=[.E2]/0.15" office:value-type="float" office:value="0.00000210933333333333" calcext:value-type="float">
            <text:p>2.10933333333333E-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A3]*10^(-3)" office:value-type="float" office:value="0.1" calcext:value-type="float">
            <text:p>0.1</text:p>
          </table:table-cell>
          <table:table-cell table:formula="of:=[.C3]*1200/0.15" office:value-type="float" office:value="800" calcext:value-type="float">
            <text:p>800</text:p>
          </table:table-cell>
          <table:table-cell table:formula="of:=[.B3]*632.8*10^(-9)/2" office:value-type="float" office:value="0.0000006328" calcext:value-type="float">
            <text:p>6.328E-07</text:p>
          </table:table-cell>
          <table:table-cell table:formula="of:=[.E3]/0.15" office:value-type="float" office:value="0.00000421866666666667" calcext:value-type="float">
            <text:p>4.21866666666667E-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A4]*10^(-3)" office:value-type="float" office:value="0.15" calcext:value-type="float">
            <text:p>0.15</text:p>
          </table:table-cell>
          <table:table-cell table:formula="of:=[.C4]*1200/0.15" office:value-type="float" office:value="1200" calcext:value-type="float">
            <text:p>1200</text:p>
          </table:table-cell>
          <table:table-cell table:formula="of:=[.B4]*632.8*10^(-9)/2" office:value-type="float" office:value="0.0000012656" calcext:value-type="float">
            <text:p>1.2656E-06</text:p>
          </table:table-cell>
          <table:table-cell table:formula="of:=[.E4]/0.15" office:value-type="float" office:value="0.00000843733333333333" calcext:value-type="float">
            <text:p>8.43733333333333E-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A5]*10^(-3)" office:value-type="float" office:value="0.2" calcext:value-type="float">
            <text:p>0.2</text:p>
          </table:table-cell>
          <table:table-cell table:formula="of:=[.C5]*1200/0.15" office:value-type="float" office:value="1600" calcext:value-type="float">
            <text:p>1600</text:p>
          </table:table-cell>
          <table:table-cell table:formula="of:=[.B5]*632.8*10^(-9)/2" office:value-type="float" office:value="0.0000022148" calcext:value-type="float">
            <text:p>2.2148E-06</text:p>
          </table:table-cell>
          <table:table-cell table:formula="of:=[.E5]/0.15" office:value-type="float" office:value="0.0000147653333333333" calcext:value-type="float">
            <text:p>1.47653333333333E-0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table:formula="of:=[.A6]*10^(-3)" office:value-type="float" office:value="0.25" calcext:value-type="float">
            <text:p>0.25</text:p>
          </table:table-cell>
          <table:table-cell table:formula="of:=[.C6]*1200/0.15" office:value-type="float" office:value="2000" calcext:value-type="float">
            <text:p>2000</text:p>
          </table:table-cell>
          <table:table-cell table:formula="of:=[.B6]*632.8*10^(-9)/2" office:value-type="float" office:value="0.0000028476" calcext:value-type="float">
            <text:p>2.8476E-06</text:p>
          </table:table-cell>
          <table:table-cell table:formula="of:=[.E6]/0.15" office:value-type="float" office:value="0.000018984" calcext:value-type="float">
            <text:p>1.8984E-0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table:formula="of:=[.A7]*10^(-3)" office:value-type="float" office:value="0.3" calcext:value-type="float">
            <text:p>0.3</text:p>
          </table:table-cell>
          <table:table-cell table:formula="of:=[.C7]*1200/0.15" office:value-type="float" office:value="2400" calcext:value-type="float">
            <text:p>2400</text:p>
          </table:table-cell>
          <table:table-cell table:formula="of:=[.B7]*632.8*10^(-9)/2" office:value-type="float" office:value="0.0000050624" calcext:value-type="float">
            <text:p>5.0624E-06</text:p>
          </table:table-cell>
          <table:table-cell table:formula="of:=[.E7]/0.15" office:value-type="float" office:value="0.0000337493333333333" calcext:value-type="float">
            <text:p>3.37493333333333E-0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8" calcext:value-type="float">
            <text:p>18</text:p>
          </table:table-cell>
          <table:table-cell table:formula="of:=[.A8]*10^(-3)" office:value-type="float" office:value="0.35" calcext:value-type="float">
            <text:p>0.35</text:p>
          </table:table-cell>
          <table:table-cell table:formula="of:=[.C8]*1200/0.15" office:value-type="float" office:value="2800" calcext:value-type="float">
            <text:p>2800</text:p>
          </table:table-cell>
          <table:table-cell table:formula="of:=[.B8]*632.8*10^(-9)/2" office:value-type="float" office:value="0.0000056952" calcext:value-type="float">
            <text:p>5.6952E-06</text:p>
          </table:table-cell>
          <table:table-cell table:formula="of:=[.E8]/0.15" office:value-type="float" office:value="0.000037968" calcext:value-type="float">
            <text:p>3.7968E-0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2" calcext:value-type="float">
            <text:p>22</text:p>
          </table:table-cell>
          <table:table-cell table:formula="of:=[.A9]*10^(-3)" office:value-type="float" office:value="0.45" calcext:value-type="float">
            <text:p>0.45</text:p>
          </table:table-cell>
          <table:table-cell table:formula="of:=[.C9]*1200/0.15" office:value-type="float" office:value="3600" calcext:value-type="float">
            <text:p>3600</text:p>
          </table:table-cell>
          <table:table-cell table:formula="of:=[.B9]*632.8*10^(-9)/2" office:value-type="float" office:value="0.0000069608" calcext:value-type="float">
            <text:p>6.9608E-06</text:p>
          </table:table-cell>
          <table:table-cell table:formula="of:=[.E9]/0.15" office:value-type="float" office:value="0.0000464053333333333" calcext:value-type="float">
            <text:p>4.64053333333333E-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" calcext:value-type="float">
            <text:p>19</text:p>
          </table:table-cell>
          <table:table-cell table:formula="of:=[.A10]*10^(-3)" office:value-type="float" office:value="0.5" calcext:value-type="float">
            <text:p>0.5</text:p>
          </table:table-cell>
          <table:table-cell table:formula="of:=[.C10]*1200/0.15" office:value-type="float" office:value="4000" calcext:value-type="float">
            <text:p>4000</text:p>
          </table:table-cell>
          <table:table-cell table:formula="of:=[.B10]*632.8*10^(-9)/2" office:value-type="float" office:value="0.0000060116" calcext:value-type="float">
            <text:p>6.0116E-06</text:p>
          </table:table-cell>
          <table:table-cell table:formula="of:=[.E10]/0.15" office:value-type="float" office:value="0.0000400773333333333" calcext:value-type="float">
            <text:p>4.00773333333333E-0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8" calcext:value-type="float">
            <text:p>18</text:p>
          </table:table-cell>
          <table:table-cell table:formula="of:=[.A11]*10^(-3)" office:value-type="float" office:value="0.55" calcext:value-type="float">
            <text:p>0.55</text:p>
          </table:table-cell>
          <table:table-cell table:formula="of:=[.C11]*1200/0.15" office:value-type="float" office:value="4400" calcext:value-type="float">
            <text:p>4400</text:p>
          </table:table-cell>
          <table:table-cell table:formula="of:=[.B11]*632.8*10^(-9)/2" office:value-type="float" office:value="0.0000056952" calcext:value-type="float">
            <text:p>5.6952E-06</text:p>
          </table:table-cell>
          <table:table-cell table:formula="of:=[.E11]/0.15" office:value-type="float" office:value="0.000037968" calcext:value-type="float">
            <text:p>3.7968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5">00/00/0000</text:date>, <text:time style:data-style-name="N2" text:time-value="11:15:30.2507494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6:00:07.341764785</meta:creation-date>
    <dc:date>2022-11-15T15:06:46.662407749</dc:date>
    <meta:editing-duration>PT12H22M49S</meta:editing-duration>
    <meta:editing-cycles>2</meta:editing-cycles>
    <meta:generator>LibreOffice/7.0.4.2$Linux_X86_64 LibreOffice_project/00$Build-2</meta:generator>
    <meta:document-statistic meta:table-count="1" meta:cell-count="6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333333" draw:fill-color="#333333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moving-average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D2:Sheet1.D12 Sheet1.F2:Sheet1.F12" svg:x="1.331cm" svg:y="0.18cm" svg:width="14.349cm" svg:height="7.659cm">
          <chart:coordinate-region svg:x="2.482cm" svg:y="0.379cm" svg:width="12.535cm" svg:height="6.813cm"/>
          <chart:axis chart:dimension="x" chart:name="primary-x" chart:style-name="ch3">
            <chart:title svg:x="7.905cm" svg:y="8.019cm" chart:style-name="ch4">
              <text:p>H (A/m)</text:p>
            </chart:title>
            <chart:grid chart:style-name="ch5" chart:class="major"/>
          </chart:axis>
          <chart:axis chart:dimension="y" chart:name="primary-y" chart:style-name="ch6">
            <chart:title svg:x="0.451cm" svg:y="4.344cm" chart:style-name="ch7">
              <text:p>△l/ l</text:p>
            </chart:title>
            <chart:grid chart:style-name="ch5" chart:class="major"/>
          </chart:axis>
          <chart:series chart:style-name="ch8" chart:values-cell-range-address="Sheet1.F2:Sheet1.F12" chart:class="chart:scatter">
            <chart:domain table:cell-range-address="Sheet1.D2:Sheet1.D12"/>
            <chart:regression-curve chart:style-name="ch9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D2:Sheet1.D12</svg:desc>
                </draw:g>
              </table:table-cell>
              <table:table-cell office:value-type="float" office:value="0.00000210933333333333">
                <text:p>0.00000210933333333333</text:p>
                <draw:g>
                  <svg:desc>Sheet1.F2:Sheet1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">
                <text:p>800</text:p>
              </table:table-cell>
              <table:table-cell office:value-type="float" office:value="0.00000421866666666667">
                <text:p>0.000004218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0.00000843733333333333">
                <text:p>0.000008437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">
                <text:p>1600</text:p>
              </table:table-cell>
              <table:table-cell office:value-type="float" office:value="0.0000147653333333333">
                <text:p>0.000014765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0.000018984">
                <text:p>0.0000189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0">
                <text:p>2400</text:p>
              </table:table-cell>
              <table:table-cell office:value-type="float" office:value="0.0000337493333333333">
                <text:p>0.000033749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0">
                <text:p>2800</text:p>
              </table:table-cell>
              <table:table-cell office:value-type="float" office:value="0.000037968">
                <text:p>0.0000379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00">
                <text:p>3600</text:p>
              </table:table-cell>
              <table:table-cell office:value-type="float" office:value="0.0000464053333333333">
                <text:p>0.000046405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">
                <text:p>4000</text:p>
              </table:table-cell>
              <table:table-cell office:value-type="float" office:value="0.0000400773333333333">
                <text:p>0.000040077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00">
                <text:p>4400</text:p>
              </table:table-cell>
              <table:table-cell office:value-type="float" office:value="0.000037968">
                <text:p>0.0000379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